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AnnotationProcessorEnvImpl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CoreAnnotationProcessorEnvImpl( com . sun . mirror . apt . AnnotationProcessorEnvironmen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setAttribute( String property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eAnnotationProcessorEnvImpl.get( com . sun . mirror . apt . AnnotationProcessorEnvironment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DeclarationsAnnotatedWith( AnnotationTypeDeclaration de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eAnnotationProcessorEnvImpl.getAttribute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F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Mess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TypeDeclara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SpecifiedTypeDecla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